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60000006445C347F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2" svg:font-family="'Century Gothic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4958in" table:align="center" style:writing-mode="lr-tb"/>
    </style:style>
    <style:style style:name="Table1.A" style:family="table-column">
      <style:table-column-properties style:column-width="1.2257in"/>
    </style:style>
    <style:style style:name="Table1.B" style:family="table-column">
      <style:table-column-properties style:column-width="1.2264in"/>
    </style:style>
    <style:style style:name="Table1.C" style:family="table-column">
      <style:table-column-properties style:column-width="1.3694in"/>
    </style:style>
    <style:style style:name="Table1.D" style:family="table-column">
      <style:table-column-properties style:column-width="1.3153in"/>
    </style:style>
    <style:style style:name="Table1.E" style:family="table-column">
      <style:table-column-properties style:column-width="1.35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E1" style:family="table-cell">
      <style:table-cell-properties style:vertical-align="top" fo:padding="0.0382in" fo:border="0.05pt solid #000000" style:writing-mode="lr-tb"/>
    </style:style>
    <style:style style:name="Table2" style:family="table">
      <style:table-properties style:width="6.4917in" fo:margin-left="0.3028in" fo:margin-right="0.2924in" table:align="margins"/>
    </style:style>
    <style:style style:name="Table2.A" style:family="table-column">
      <style:table-column-properties style:column-width="1.2201in" style:rel-column-width="12315*"/>
    </style:style>
    <style:style style:name="Table2.B" style:family="table-column">
      <style:table-column-properties style:column-width="1.2299in" style:rel-column-width="12413*"/>
    </style:style>
    <style:style style:name="Table2.C" style:family="table-column">
      <style:table-column-properties style:column-width="1.3785in" style:rel-column-width="13915*"/>
    </style:style>
    <style:style style:name="Table2.D" style:family="table-column">
      <style:table-column-properties style:column-width="1.3139in" style:rel-column-width="13262*"/>
    </style:style>
    <style:style style:name="Table2.E" style:family="table-column">
      <style:table-column-properties style:column-width="1.35in" style:rel-column-width="1363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6" style:family="table">
      <style:table-properties style:width="7.0868in" table:align="margins" style:writing-mode="lr-tb"/>
    </style:style>
    <style:style style:name="Table6.A" style:family="table-column">
      <style:table-column-properties style:column-width="3.5431in" style:rel-column-width="32767*"/>
    </style:style>
    <style:style style:name="Table6.B" style:family="table-column">
      <style:table-column-properties style:column-width="3.5438in" style:rel-column-width="32768*"/>
    </style:style>
    <style:style style:name="Table6.A1" style:family="table-cell">
      <style:table-cell-properties fo:padding="0.0382in" fo:border="none"/>
    </style:style>
    <style:style style:name="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Century Gothic2" fo:font-size="6pt" fo:language="pt" fo:country="PT" fo:font-weight="bold" style:font-size-asian="6pt" style:font-weight-asian="bold" style:font-name-complex="Courier New" style:font-size-complex="6pt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use-window-font-color="true" style:font-name="Century Gothic1" fo:font-size="8pt" fo:language="pt" fo:country="BR" fo:font-weight="bold" style:font-name-asian="Times New Roman" style:font-size-asian="8pt" style:font-weight-asian="bold" style:font-name-complex="Times New Roman" style:font-size-complex="8pt" style:language-complex="ar" style:country-complex="SA" style:font-weight-complex="bold"/>
    </style:style>
    <style:style style:name="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Century Gothic1" fo:font-size="6pt" fo:language="pt" fo:country="BR" style:font-name-asian="Times New Roman" style:font-size-asian="6pt" style:font-name-complex="Times New Roman" style:font-size-complex="6pt" style:language-complex="ar" style:country-complex="SA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Century Gothic1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P8" style:family="paragraph" style:parent-style-name="Standard">
      <style:text-properties style:use-window-font-color="true" style:font-name="Century Gothic1" fo:font-size="7pt" fo:language="pt" fo:country="BR" style:font-name-asian="Times New Roman" style:font-size-asian="7pt" style:font-name-complex="Times New Roman" style:font-size-complex="7pt" style:language-complex="ar" style:country-complex="SA" style:font-weight-complex="bold"/>
    </style:style>
    <style:style style:name="P9" style:family="paragraph" style:parent-style-name="Standard">
      <style:text-properties fo:font-size="7pt" style:font-size-asian="7pt" style:font-size-complex="7pt"/>
    </style:style>
    <style:style style:name="P10" style:family="paragraph" style:parent-style-name="Standard">
      <style:paragraph-properties fo:line-height="150%"/>
      <style:text-properties fo:font-size="7pt" style:font-size-asian="7pt" style:font-size-complex="7pt"/>
    </style:style>
    <style:style style:name="P11" style:family="paragraph" style:parent-style-name="Standard">
      <style:paragraph-properties fo:margin-left="-0.0028in" fo:margin-right="0.0339in" fo:text-align="justify" style:justify-single-word="false" fo:text-indent="0in" style:auto-text-indent="false"/>
      <style:text-properties fo:font-size="7pt" style:font-size-asian="7pt" style:font-size-complex="7pt"/>
    </style:style>
    <style:style style:name="P12" style:family="paragraph" style:parent-style-name="Corpo_20_de_20_texto_20_31">
      <style:paragraph-properties fo:line-height="150%"/>
      <style:text-properties style:use-window-font-color="true" style:font-name="Century Gothic1" fo:font-size="6pt" fo:language="pt" fo:country="BR" fo:font-weight="bold" style:font-name-asian="Times New Roman" style:font-size-asian="6pt" style:font-weight-asian="bold" style:font-name-complex="Times New Roman" style:font-size-complex="6pt" style:language-complex="ar" style:country-complex="SA"/>
    </style:style>
    <style:style style:name="P13" style:family="paragraph" style:parent-style-name="Corpo_20_de_20_texto_20_31">
      <style:paragraph-properties fo:line-height="150%" fo:text-align="center" style:justify-single-word="false"/>
      <style:text-properties fo:color="#000000" style:font-name="Century Gothic1" fo:font-size="7pt" fo:language="pt" fo:country="BR" fo:font-weight="bold" style:font-name-asian="Times New Roman" style:font-size-asian="7pt" style:font-weight-asian="bold" style:font-name-complex="Times New Roman" style:font-size-complex="7pt" style:language-complex="ar" style:country-complex="SA"/>
    </style:style>
    <style:style style:name="P14" style:family="paragraph" style:parent-style-name="Corpo_20_de_20_texto_20_31">
      <style:paragraph-properties fo:line-height="150%" fo:text-align="center" style:justify-single-word="false"/>
      <style:text-properties fo:color="#000000" style:font-name="Century Gothic1" fo:font-size="7pt" fo:language="pt" fo:country="BR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5" style:family="paragraph" style:parent-style-name="Corpo_20_de_20_texto_20_31">
      <style:paragraph-properties fo:line-height="150%" fo:text-align="start" style:justify-single-word="false"/>
      <style:text-properties fo:color="#000000" style:font-name="Century Gothic1" fo:font-size="7pt" fo:language="pt" fo:country="BR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6" style:family="paragraph" style:parent-style-name="Corpo_20_de_20_texto_20_31">
      <style:paragraph-properties fo:line-height="150%" fo:text-align="start" style:justify-single-word="false"/>
      <style:text-properties fo:color="#000000" style:font-name="Century Gothic1" fo:font-size="7pt" fo:language="pt" fo:country="BR" fo:font-style="italic" fo:font-weight="normal" style:font-name-asian="Times New Roman" style:font-size-asian="7pt" style:font-style-asian="italic" style:font-weight-asian="normal" style:font-name-complex="Times New Roman" style:font-size-complex="7pt" style:language-complex="ar" style:country-complex="SA" style:font-style-complex="italic" style:font-weight-complex="normal"/>
    </style:style>
    <style:style style:name="P17" style:family="paragraph" style:parent-style-name="Corpo_20_de_20_texto_20_31">
      <style:paragraph-properties fo:line-height="150%" fo:text-align="center" style:justify-single-word="false"/>
      <style:text-properties fo:color="#000000" style:font-name="Century Gothic1" fo:font-size="6pt" fo:language="pt" fo:country="BR" fo:font-style="italic" fo:font-weight="bold" style:font-name-asian="Times New Roman" style:font-size-asian="6pt" style:font-style-asian="italic" style:font-weight-asian="bold" style:font-name-complex="Times New Roman" style:font-size-complex="6pt" style:language-complex="ar" style:country-complex="SA" style:font-style-complex="italic" style:font-weight-complex="bold"/>
    </style:style>
    <style:style style:name="P18" style:family="paragraph" style:parent-style-name="Corpo_20_de_20_texto_20_31">
      <style:paragraph-properties fo:line-height="150%" fo:text-align="start" style:justify-single-word="false"/>
      <style:text-properties fo:color="#000000" style:font-name="Century Gothic1" fo:font-size="4pt" fo:language="pt" fo:country="BR" fo:font-weight="normal" style:font-name-asian="Times New Roman" style:font-size-asian="4pt" style:font-weight-asian="normal" style:font-name-complex="Times New Roman" style:font-size-complex="4pt" style:language-complex="ar" style:country-complex="SA" style:font-weight-complex="normal"/>
    </style:style>
    <style:style style:name="P19" style:family="paragraph" style:parent-style-name="Conteúdo_20_da_20_tabela">
      <style:paragraph-properties fo:text-align="center" style:justify-single-word="false" style:snap-to-layout-grid="false"/>
      <style:text-properties style:use-window-font-color="true" style:font-name="Century Gothic" fo:font-size="7pt" fo:language="pt" fo:country="BR" fo:font-weight="bold" style:font-name-asian="Times New Roman" style:font-size-asian="7pt" style:font-weight-asian="bold" style:font-name-complex="Times New Roman" style:font-size-complex="7pt" style:language-complex="ar" style:country-complex="SA" style:font-weight-complex="bold"/>
    </style:style>
    <style:style style:name="P20" style:family="paragraph" style:parent-style-name="Texto_20_simples">
      <style:paragraph-properties fo:text-align="justify" style:justify-single-word="false" fo:orphans="2" fo:widows="2" style:writing-mode="lr-tb"/>
      <style:text-properties fo:color="#000000" style:font-name="Century Gothic2" fo:font-size="6pt" fo:language="pt" fo:country="BR" fo:font-weight="normal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P21" style:family="paragraph" style:parent-style-name="Corpo_20_de_20_texto_20_31">
      <style:paragraph-properties fo:margin-left="0in" fo:margin-right="0in" fo:line-height="150%" fo:text-indent="0.4925in" style:auto-text-indent="false"/>
      <style:text-properties fo:font-size="7pt" style:font-size-asian="7pt" style:font-size-complex="7pt"/>
    </style:style>
    <style:style style:name="P22" style:family="paragraph" style:parent-style-name="Corpo_20_de_20_texto_20_31">
      <style:paragraph-properties fo:margin-left="0in" fo:margin-right="0in" fo:line-height="150%" fo:text-indent="0.4925in" style:auto-text-indent="false"/>
    </style:style>
    <style:style style:name="P23" style:family="paragraph" style:parent-style-name="Corpo_20_de_20_texto_20_21">
      <style:paragraph-properties fo:text-align="center" style:justify-single-word="false" fo:background-color="#cccccc" fo:padding-left="0in" fo:padding-right="0in" fo:padding-top="0.0835in" fo:padding-bottom="0in" fo:border="0.51pt solid #000000">
        <style:background-image/>
      </style:paragraph-properties>
      <style:text-properties style:use-window-font-color="true" style:font-name="Century Gothic1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24" style:family="paragraph" style:parent-style-name="Corpo_20_de_20_texto_20_21">
      <style:paragraph-properties fo:text-align="center" style:justify-single-word="false" fo:background-color="#cccccc" fo:padding-left="0in" fo:padding-right="0in" fo:padding-top="0.0835in" fo:padding-bottom="0in" fo:border="0.51pt solid #000000">
        <style:background-image/>
      </style:paragraph-properties>
      <style:text-properties style:use-window-font-color="true" style:font-name="Century Gothic1" fo:font-size="5pt" fo:language="pt" fo:country="BR" fo:font-weight="bold" style:font-name-asian="Times New Roman" style:font-size-asian="5pt" style:font-weight-asian="bold" style:font-name-complex="Times New Roman" style:font-size-complex="5pt" style:language-complex="ar" style:country-complex="SA"/>
    </style:style>
    <style:style style:name="P25" style:family="paragraph" style:parent-style-name="Table_20_Contents">
      <style:paragraph-properties fo:text-align="center" style:justify-single-word="false"/>
      <style:text-properties style:font-name="Century Gothic2" fo:font-size="10pt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Century Gothic2"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entury Gothic2" fo:font-size="6pt" style:font-size-asian="6pt" style:font-size-complex="6pt"/>
    </style:style>
    <style:style style:name="P28" style:family="paragraph" style:parent-style-name="Text_20_body">
      <style:paragraph-properties fo:margin-left="-0.0008in" fo:margin-right="0.0083in" fo:text-align="start" style:justify-single-word="false" fo:text-indent="0.2138in" style:auto-text-indent="false"/>
      <style:text-properties style:font-name="Century Gothic2" fo:font-size="6pt" fo:language="pt" fo:country="PT" fo:font-weight="bold" style:font-size-asian="6pt" style:font-weight-asian="bold" style:font-name-complex="Courier New" style:font-size-complex="6pt" style:font-weight-complex="bold"/>
    </style:style>
    <style:style style:name="P29" style:family="paragraph" style:parent-style-name="Text_20_body">
      <style:paragraph-properties fo:text-align="start" style:justify-single-word="false"/>
      <style:text-properties style:font-name="Century Gothic2" fo:font-size="6pt" fo:language="pt" fo:country="PT" style:font-size-asian="6pt" style:font-name-complex="Courier New" style:font-size-complex="6pt"/>
    </style:style>
    <style:style style:name="P30" style:family="paragraph" style:parent-style-name="Text_20_body">
      <style:paragraph-properties fo:margin-left="-0.0008in" fo:margin-right="0.0083in" fo:text-align="start" style:justify-single-word="false" fo:text-indent="0.2047in" style:auto-text-indent="false"/>
      <style:text-properties style:font-name="Century Gothic2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31" style:family="paragraph" style:parent-style-name="Standard">
      <style:paragraph-properties fo:line-height="150%" fo:text-align="start" style:justify-single-word="false" fo:background-color="transparent">
        <style:background-image/>
      </style:paragraph-properties>
      <style:text-properties fo:color="#000000" style:font-name="Century Gothic1" fo:font-size="7pt" fo:language="pt" fo:country="BR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32" style:family="paragraph" style:parent-style-name="Standard" style:master-page-name="Standard">
      <style:paragraph-properties fo:text-align="center" style:justify-single-word="false" style:page-number="auto" fo:background-color="#e6e6e6" style:border-line-width="0.0008in 0.0339in 0.0138in" fo:padding="0.0193in" fo:border="3.54pt double #000000" style:shadow="none">
        <style:tab-stops>
          <style:tab-stop style:position="1.639in"/>
        </style:tab-stops>
        <style:background-image/>
      </style:paragraph-properties>
      <style:text-properties style:use-window-font-color="true" style:font-name="Century Gothic1" fo:font-size="10pt" fo:language="pt" fo:country="BR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33" style:family="paragraph" style:parent-style-name="Heading_20_5">
      <style:paragraph-properties fo:line-height="150%" fo:text-align="center" style:justify-single-word="false">
        <style:tab-stops>
          <style:tab-stop style:position="0in"/>
        </style:tab-stops>
      </style:paragraph-properties>
      <style:text-properties fo:color="#000000" style:font-name="Century Gothic1" fo:font-size="12pt" fo:language="pt" fo:country="BR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34" style:family="paragraph" style:parent-style-name="Heading_20_8"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0in"/>
        </style:tab-stops>
        <style:background-image/>
      </style:paragraph-properties>
      <style:text-properties style:use-window-font-color="true" style:font-name="Century Gothic1" fo:font-size="4pt" fo:language="pt" fo:country="BR" fo:font-weight="bold" style:font-name-asian="Times New Roman" style:font-size-asian="4pt" style:font-weight-asian="bold" style:font-name-complex="Arial" style:font-size-complex="4pt" style:language-complex="ar" style:country-complex="SA"/>
    </style:style>
    <style:style style:name="P35" style:family="paragraph" style:parent-style-name="Heading_20_8"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0in"/>
        </style:tab-stops>
        <style:background-image/>
      </style:paragraph-properties>
      <style:text-properties style:use-window-font-color="true" style:font-name="Century Gothic1" fo:font-size="12pt" fo:language="pt" fo:country="BR" fo:font-weight="bold" style:font-name-asian="Times New Roman" style:font-size-asian="12pt" style:font-weight-asian="bold" style:font-name-complex="Arial" style:font-size-complex="12pt" style:language-complex="ar" style:country-complex="SA"/>
    </style:style>
    <style:style style:name="T1" style:family="text">
      <style:text-properties fo:color="#000000" style:font-name-asian="MS Mincho" style:font-weight-complex="bold"/>
    </style:style>
    <style:style style:name="T2" style:family="text">
      <style:text-properties fo:color="#000000" style:font-name="Century Gothic1" fo:language="pt" fo:country="BR" fo:font-weight="normal" style:font-name-asian="MS Mincho" style:font-weight-asian="normal" style:font-name-complex="Arial" style:language-complex="ar" style:country-complex="SA" style:font-weight-complex="normal"/>
    </style:style>
    <style:style style:name="T3" style:family="text">
      <style:text-properties fo:color="#000000" style:text-line-through-style="solid" style:font-name="Arial" fo:language="pt" fo:country="BR" style:font-name-asian="Times New Roman" style:font-name-complex="Arial" style:language-complex="ar" style:country-complex="SA"/>
    </style:style>
    <style:style style:name="T4" style:family="text">
      <style:text-properties style:font-name="Century Gothic1"/>
    </style:style>
    <style:style style:name="T5" style:family="text">
      <style:text-properties style:font-name="Century Gothic1" fo:font-weight="bold" style:font-weight-asian="bold" style:font-weight-complex="bold"/>
    </style:style>
    <style:style style:name="T6" style:family="text">
      <style:text-properties style:use-window-font-color="true" style:font-name="Century Gothic1" fo:language="pt" fo:country="BR" fo:font-weight="bold" style:font-name-asian="Times New Roman" style:font-weight-asian="bold" style:font-name-complex="Times New Roman" style:language-complex="ar" style:country-complex="SA"/>
    </style:style>
    <style:style style:name="T7" style:family="text">
      <style:text-properties style:use-window-font-color="true" style:font-name="Century Gothic1" fo:language="pt" fo:country="BR" fo:font-weight="bold" style:font-name-asian="Times New Roman" style:font-weight-asian="bold" style:font-name-complex="Times New Roman" style:language-complex="ar" style:country-complex="SA" style:font-weight-complex="bold"/>
    </style:style>
    <style:style style:name="T8" style:family="text">
      <style:text-properties style:use-window-font-color="true" style:font-name="Century Gothic1" fo:language="pt" fo:country="BR" style:font-name-asian="Times New Roman" style:font-name-complex="Times New Roman" style:language-complex="ar" style:country-complex="SA"/>
    </style:style>
    <style:style style:name="T9" style:family="text">
      <style:text-properties style:use-window-font-color="true" style:font-name="Century Gothic1" fo:language="pt" fo:country="BR" style:font-name-asian="Times New Roman" style:font-name-complex="Times New Roman" style:language-complex="ar" style:country-complex="SA" style:font-weight-complex="bold"/>
    </style:style>
    <style:style style:name="T10" style:family="text">
      <style:text-properties style:use-window-font-color="true" style:font-name="Century Gothic1" fo:language="pt" fo:country="BR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style:font-name="Century Gothic1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T12" style:family="text">
      <style:text-properties style:use-window-font-color="true" style:font-name="Century Gothic1" fo:font-size="7pt" fo:language="pt" fo:country="BR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13" style:family="text">
      <style:text-properties style:use-window-font-color="true" style:font-name="Arial" fo:language="pt" fo:country="BR" style:font-name-asian="Times New Roman" style:font-name-complex="Arial" style:language-complex="ar" style:country-complex="SA"/>
    </style:style>
    <style:style style:name="T14" style:family="text">
      <style:text-properties style:font-name-asian="MS Mincho" style:font-name-complex="Arial"/>
    </style:style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CERTIDÃO POSITIVA DE DÉBITOS</text:p>
      <text:h text:style-name="P34" text:outline-level="8"/>
      <text:h text:style-name="P35" text:outline-level="8">Nº <text:span text:style-name="T1">[Dat1.num_documento]</text:span>/<text:span text:style-name="T1">[Dat1.exercicio]</text:span></text:h>
      <text:p text:style-name="P6"/>
      <text:p text:style-name="P8"/>
      <text:p text:style-name="P9"><text:span text:style-name="T5">CGM:</text:span><text:span text:style-name="T4"> </text:span><text:span text:style-name="T2">[Dat1.numcgm]</text:span></text:p>
      <text:p text:style-name="P10"><text:span text:style-name="T6">Contribuinte: </text:span><text:span text:style-name="T2">[Dat1.contribuinte]</text:span></text:p>
      <text:p text:style-name="P10"><text:span text:style-name="T9"><text:s/></text:span><text:span text:style-name="T6">C.P.F.: </text:span><text:span text:style-name="T2">[Dat1.cpf]</text:span><text:span text:style-name="T10"> <text:s text:c="3"/></text:span><text:span text:style-name="T6"><text:s text:c="43"/><text:tab/>CN.P.J.: </text:span><text:span text:style-name="T2">[Dat1.cnpj]</text:span></text:p>
      <text:p text:style-name="P10"><text:span text:style-name="T6">Inscrição Imobiliária: </text:span><text:span text:style-name="T2">[Dat1.inscricao_municipal]</text:span><text:span text:style-name="T9"><text:tab/></text:span><text:span text:style-name="T7">Inscrição Economica: </text:span><text:span text:style-name="T2">[Dat1.inscricao_economica]</text:span></text:p>
      <text:p text:style-name="P10"><text:span text:style-name="T7">Endereço: </text:span><text:span text:style-name="T2">[Dat1.endereco] [Dat1.bairro] [Dat1.cep] [Dat1.municipio]</text:span></text:p>
      <text:p text:style-name="P7"/>
      <text:p text:style-name="P8"/>
      <text:p text:style-name="P11"><text:span text:style-name="T13">Ressalvado o direito </text:span><text:span text:style-name="T8">de a Secretaria Municipal de Administração e Finanças</text:span><text:span text:style-name="T6"> </text:span><text:span text:style-name="T13">cobrar quaisquer dívidas do contribuinte acima especificado que vierem a ser apuradas, é certificado que constam, até esta data, débitos tributários a seguir detalhados, com exigibilidade suspensa, nos termos do art. 151 c/c art. 206 da Lei n</text:span><text:span text:style-name="T3">º</text:span><text:span text:style-name="T13"> 5.172, de 25 de outubro de 1966 - Código Tributário Nacional (CTN). 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9">Grupo / Crédito</text:p>
          </table:table-cell>
          <table:table-cell table:style-name="Table1.A1" office:value-type="string">
            <text:p text:style-name="P19">Descrição</text:p>
          </table:table-cell>
          <table:table-cell table:style-name="Table1.A1" office:value-type="string">
            <text:p text:style-name="P19">Parcelas Devidas </text:p>
          </table:table-cell>
          <table:table-cell table:style-name="Table1.A1" office:value-type="string">
            <text:p text:style-name="P19">Valor da Parcela</text:p>
          </table:table-cell>
          <table:table-cell table:style-name="Table1.E1" office:value-type="string">
            <text:p text:style-name="P19">Vencimento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0">[Dat2.grucre;block=table:table-row]</text:p>
          </table:table-cell>
          <table:table-cell table:style-name="Table2.A1" office:value-type="string">
            <text:p text:style-name="P20">[Dat2.origem;block=table:table-row]</text:p>
          </table:table-cell>
          <table:table-cell table:style-name="Table2.A1" office:value-type="string">
            <text:p text:style-name="P20">[Dat2.qtd_parcelas;block=table:table-row]</text:p>
          </table:table-cell>
          <table:table-cell table:style-name="Table2.A1" office:value-type="string">
            <text:p text:style-name="P20">[Dat2.valor_parcela;block=table:table-row]</text:p>
          </table:table-cell>
          <table:table-cell table:style-name="Table2.E1" office:value-type="string">
            <text:p text:style-name="P20">[Dat2.vencimento;block=table:table-row]</text:p>
          </table:table-cell>
        </table:table-row>
      </table:table>
      <text:p text:style-name="P21"/>
      <text:p text:style-name="P22"><text:span text:style-name="T11"><text:tab/><text:tab/>Em cumprimento ao Art. 287, </text:span><text:span text:style-name="T12">caput</text:span><text:span text:style-name="T11"> da lei 280/2006 – Código Tributário Municipal </text:span></text:p>
      <text:h text:style-name="P33" text:outline-level="5">VALIDADE: 90 DIAS</text:h>
      <text:p text:style-name="P23">ESTA CERTIDÃO REFERE-SE APENAS AO <text:s/>IMÓVEL / CONTRIBUINTE <text:s/>CITADO ACIMA.</text:p>
      <text:p text:style-name="P24"/>
      <text:p text:style-name="P13"/>
      <text:p text:style-name="P14">Canaã dos Carajás, <text:span text:style-name="T14">[Dat3.dt_emissao]</text:span>.</text:p>
      <text:p text:style-name="P16">Ciente,</text:p>
      <text:p text:style-name="P1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7"/>
            <text:p text:style-name="P26">______________________________________</text:p>
          </table:table-cell>
        </table:table-row>
        <table:table-row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28"><text:s text:c="21"/></text:p>
          </table:table-cell>
        </table:table-row>
        <table:table-row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30"><text:s text:c="28"/></text:p>
          </table:table-cell>
        </table:table-row>
      </table:table>
      <text:p text:style-name="P5"/>
      <text:p text:style-name="P15">Funcionário responsável pela emissão:</text:p>
      <text:p text:style-name="P18"/>
      <text:p text:style-name="P31"><text:s text:c="10"/>Nome: <text:s text:c="2"/><text:span text:style-name="T14">[Dat3.cgm_testemunha]</text:span> <text:s text:c="43"/>Matrícula: <text:s/><text:span text:style-name="T14">[Dat3.matricula]</text:span> <text:s text:c="23"/>Assinatur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2" svg:font-family="'Century Gothic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DejaVu Sans" fo:font-size="12pt" fo:language="pt" fo:country="BR" style:font-name-asian="DejaVu Sans1" style:font-size-asian="12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Standard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Standard" style:default-outline-level="1" style:class="text"/>
    <style:style style:name="Heading_20_2" style:display-name="Heading 2" style:family="paragraph" style:parent-style-name="Standard" style:default-outline-level="2" style:class="text"/>
    <style:style style:name="Heading_20_3" style:display-name="Heading 3" style:family="paragraph" style:parent-style-name="Standard" style:default-outline-level="3" style:class="text"/>
    <style:style style:name="Heading_20_4" style:display-name="Heading 4" style:family="paragraph" style:parent-style-name="Standard" style:default-outline-level="4" style:class="text"/>
    <style:style style:name="Heading_20_5" style:display-name="Heading 5" style:family="paragraph" style:parent-style-name="Standard" style:default-outline-level="5" style:class="text"/>
    <style:style style:name="Heading_20_6" style:display-name="Heading 6" style:family="paragraph" style:parent-style-name="Standard" style:default-outline-level="6" style:class="text"/>
    <style:style style:name="Heading_20_7" style:display-name="Heading 7" style:family="paragraph" style:parent-style-name="Standard" style:default-outline-level="7" style:class="text"/>
    <style:style style:name="Heading_20_8" style:display-name="Heading 8" style:family="paragraph" style:parent-style-name="Standard" style:default-outline-level="8" style:class="text"/>
    <style:style style:name="Heading_20_9" style:display-name="Heading 9" style:family="paragraph" style:parent-style-name="Standard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Standard" style:class="chapter"/>
    <style:style style:name="Subtitle" style:family="paragraph" style:parent-style-name="Capítulo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apítulo" style:family="paragraph" style:parent-style-name="Standard"/>
    <style:style style:name="Legenda" style:family="paragraph" style:parent-style-name="Standard"/>
    <style:style style:name="Índice" style:family="paragraph" style:parent-style-name="Standard"/>
    <style:style style:name="Legenda1" style:family="paragraph" style:parent-style-name="Standard"/>
    <style:style style:name="Corpo_20_de_20_texto_20_22" style:display-name="Corpo de texto 22" style:family="paragraph" style:parent-style-name="Standard"/>
    <style:style style:name="Corpo_20_de_20_texto_20_31" style:display-name="Corpo de texto 31" style:family="paragraph" style:parent-style-name="Standard"/>
    <style:style style:name="Conteúdo_20_do_20_quadro" style:display-name="Conteúdo do quadro" style:family="paragraph" style:parent-style-name="Text_20_body"/>
    <style:style style:name="Conteúdo_20_da_20_tabela" style:display-name="Conteúdo da tabela" style:family="paragraph" style:parent-style-name="Standard"/>
    <style:style style:name="Título_20_da_20_tabela" style:display-name="Título da tabela" style:family="paragraph" style:parent-style-name="Conteúdo_20_da_20_tabela"/>
    <style:style style:name="Corpo_20_de_20_texto_20_21" style:display-name="Corpo de texto 21" style:family="paragraph" style:parent-style-name="Standard"/>
    <style:style style:name="Corpo_20_de_20_texto_20_2" style:display-name="Corpo de texto 2" style:family="paragraph" style:parent-style-name="Standard"/>
    <style:style style:name="Texto_20_simples" style:display-name="Texto simples" style:family="paragraph" style:parent-style-name="Standard"/>
    <style:style style:name="Absatz-Standardschriftart" style:family="text"/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5" style:family="text">
      <style:text-properties style:font-name="Wingdings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Fonte_20_parág._20_padrão1" style:display-name="Fonte parág. padrão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2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3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M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style style:name="M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5902in" fo:margin-top="0.5902in" fo:margin-bottom="0.5902in" fo:margin-left="0.5902in" fo:margin-right="0.5902in" fo:background-color="#ffffff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1299in" fo:margin-left="0in" fo:margin-right="0in" fo:margin-bottom="1.0909in" style:dynamic-spacing="true"/>
      </style:header-style>
      <style:footer-style>
        <style:header-footer-properties fo:min-height="0.1752in" fo:margin-left="0in" fo:margin-right="0in" fo:margin-top="0.1362in" style:dynamic-spacing="true"/>
      </style:footer-style>
    </style:page-layout>
  </office:automatic-styles>
  <office:master-styles>
    <style:master-page style:name="Standard" style:page-layout-name="Mpm1">
      <style:header>
        <text:p text:style-name="MP1">PREFEITURA MUNICIPAL DE CANAÃ DOS CARAJÁS<draw:frame draw:style-name="Mfr1" draw:name="Frame3" text:anchor-type="char" svg:x="5.9791in" svg:y="0.0083in" svg:width="1.0972in" svg:height="0.6047in" draw:z-index="0"><draw:text-box><text:p text:style-name="Standard"><draw:frame draw:style-name="Mfr2" draw:name="graphics1" text:anchor-type="paragraph" svg:width="0.9264in" svg:height="0.8398in" draw:z-index="1"><draw:image xlink:href="Pictures/10000000000000760000006445C347F6.jpg" xlink:type="simple" xlink:show="embed" xlink:actuate="onLoad"/></draw:frame></text:p></draw:text-box></draw:frame></text:p>
        <text:p text:style-name="MP2">SECRETARIA FINANÇAS</text:p>
        <text:p text:style-name="MP2">DEPARTAMENTO DE TRIBUTOS</text:p>
        <text:p text:style-name="MP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TA DA REUNIÃO DO DIA 31/03/05</dc:title>
    <meta:initial-creator>rita</meta:initial-creator>
    <meta:creation-date>2007-10-03T17:04:00</meta:creation-date>
    <dc:date>2013-06-24T11:51:26</dc:date>
    <meta:printed-by>Fabio Bertoldi</meta:printed-by>
    <meta:print-date>2007-10-05T10:56:01</meta:print-date>
    <dc:language>pt-BR</dc:language>
    <meta:editing-cycles>29</meta:editing-cycles>
    <meta:editing-duration>PT5H52M11S</meta:editing-duration>
    <meta:document-statistic meta:table-count="3" meta:image-count="1" meta:object-count="0" meta:page-count="1" meta:paragraph-count="31" meta:word-count="153" meta:character-count="1584" meta:non-whitespace-character-count="1277"/>
    <meta:user-defined meta:name="Info 1"/>
    <meta:user-defined meta:name="Info 2"/>
    <meta:user-defined meta:name="Info 3"/>
    <meta:user-defined meta:name="Info 4"/>
  </office:meta>
</office:document-meta>
</file>